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andro Räss</text:p>
            <text:p text:style-name="P10">Philosoph</text:p>
            <text:p text:style-name="Contact_20_info">079 428 56 16 – <text:span text:style-name="T15">s.raess@me.com - </text:span><text:span text:style-name="T16">https://sandroraess.herokuapp.com/</text:span></text:p>
            <text:p text:style-name="P7">Ich bin ein Philosoph und ein Ruby-on-Rails-Programmierer. Mein Ziel ist es, die Welt ein Stück gerechter und vernünftiger zu machen. Meine Stärken liegen im Zuhören, Analysieren und Argumentier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cc07eec-a511-4735-8407-3e5bef19353c">
              <text:p text:style-name="P8">
    <text:span text:style-name="T11">Abteilungsleiterin - Basel:</text:span>
    <text:span text:style-name="T13"> </text:span>
    <text:span text:style-name="T14">Juni 2019</text:span>
    <text:span text:style-name="T5"> -</text:span>
    <text:span text:style-name="T4"> </text:span>
    <text:span text:style-name="T7">Juni 2020</text:span>
  </text:p>
              <text:p text:style-name="P3">Management<text:line-break/>Isolation<text:line-break/>Epicness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6761319-1504-4d90-8a79-912641e01940">
              <text:p text:style-name="P9">
    <text:span text:style-name="T12">Lyriker:</text:span>
    <text:span text:style-name="T2"> </text:span>
    <text:span text:style-name="T9">Juni 2019</text:span>
    <text:span text:style-name="T4"> - </text:span>
    <text:span text:style-name="T10">Juni 2021</text:span>
    <text:span text:style-name="T4"> </text:span>
  </text:p>
              <text:p text:style-name="P4">Death Metal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2cdc18f-b9e0-4a40-abad-cfeac1cc6776">
              <text:p text:style-name="P6"><text:span text:style-name="T17">Sprachen: </text:span>Deutsch, Französisch, Rus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